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fo:font-size="12pt" fo:font-weight="bold" officeooo:rsid="00063eaa" officeooo:paragraph-rsid="00063eaa" style:font-size-asian="12pt" style:font-weight-asian="bold" style:font-size-complex="12pt" style:font-weight-complex="bold"/>
    </style:style>
    <style:style style:name="P2" style:family="paragraph" style:parent-style-name="Standard">
      <style:text-properties style:font-name="Calibri" fo:font-size="10pt" fo:font-weight="normal" officeooo:rsid="0007ca67" officeooo:paragraph-rsid="0008ea90" style:font-size-asian="10pt" style:font-weight-asian="normal" style:font-size-complex="10pt" style:font-weight-complex="normal"/>
    </style:style>
    <style:style style:name="P3" style:family="paragraph" style:parent-style-name="Standard">
      <style:text-properties style:font-name="Calibri" fo:font-size="10pt" fo:font-weight="normal" officeooo:rsid="000a3f71" officeooo:paragraph-rsid="000a3f71" style:font-size-asian="10pt" style:font-weight-asian="normal" style:font-size-complex="10pt" style:font-weight-complex="normal"/>
    </style:style>
    <style:style style:name="P4" style:family="paragraph" style:parent-style-name="Standard">
      <style:text-properties style:font-name="Calibri" fo:font-size="10pt" fo:font-weight="normal" officeooo:rsid="000e03cc" officeooo:paragraph-rsid="000e03cc" style:font-size-asian="10pt" style:font-weight-asian="normal" style:font-size-complex="10pt" style:font-weight-complex="normal"/>
    </style:style>
    <style:style style:name="P5" style:family="paragraph" style:parent-style-name="Standard">
      <style:text-properties style:font-name="Calibri" fo:font-size="10pt" fo:font-weight="normal" officeooo:rsid="000f3207" officeooo:paragraph-rsid="000f3207" style:font-size-asian="10pt" style:font-weight-asian="normal" style:font-size-complex="10pt" style:font-weight-complex="normal"/>
    </style:style>
    <style:style style:name="P6" style:family="paragraph" style:parent-style-name="Standard">
      <style:text-properties style:font-name="Calibri" fo:font-size="10pt" fo:font-weight="normal" officeooo:rsid="00110d56" officeooo:paragraph-rsid="00110d56" style:font-size-asian="10pt" style:font-weight-asian="normal" style:font-size-complex="10pt" style:font-weight-complex="normal"/>
    </style:style>
    <style:style style:name="P7" style:family="paragraph" style:parent-style-name="Standard">
      <style:text-properties style:font-name="Calibri" fo:font-size="10pt" fo:font-weight="normal" officeooo:rsid="0013f52c" officeooo:paragraph-rsid="0013f52c" style:font-size-asian="10pt" style:font-weight-asian="normal" style:font-size-complex="10pt" style:font-weight-complex="normal"/>
    </style:style>
    <style:style style:name="P8" style:family="paragraph" style:parent-style-name="Standard">
      <style:text-properties style:font-name="Calibri" fo:font-size="10pt" fo:font-weight="normal" officeooo:rsid="0014730f" officeooo:paragraph-rsid="0014730f" style:font-size-asian="10pt" style:font-weight-asian="normal" style:font-size-complex="10pt" style:font-weight-complex="normal"/>
    </style:style>
    <style:style style:name="P9" style:family="paragraph" style:parent-style-name="Standard">
      <style:text-properties style:font-name="Calibri" fo:font-size="10pt" fo:font-weight="normal" officeooo:rsid="0015dc6d" officeooo:paragraph-rsid="0015dc6d" style:font-size-asian="10pt" style:font-weight-asian="normal" style:font-size-complex="10pt" style:font-weight-complex="normal"/>
    </style:style>
    <style:style style:name="P10" style:family="paragraph" style:parent-style-name="Standard">
      <style:text-properties style:font-name="Calibri" fo:font-size="10pt" fo:font-weight="normal" officeooo:rsid="001a65b3" officeooo:paragraph-rsid="001a65b3" style:font-size-asian="10pt" style:font-weight-asian="normal" style:font-size-complex="10pt" style:font-weight-complex="normal"/>
    </style:style>
    <style:style style:name="P11" style:family="paragraph" style:parent-style-name="Standard">
      <style:text-properties fo:font-size="10pt" officeooo:paragraph-rsid="0013f52c" style:font-size-asian="10pt" style:font-size-complex="10pt"/>
    </style:style>
    <style:style style:name="P12" style:family="paragraph" style:parent-style-name="Standard">
      <style:text-properties style:font-name="Calibri" fo:font-size="10pt" fo:font-weight="normal" officeooo:rsid="001e4ff2" officeooo:paragraph-rsid="001e4ff2" style:font-size-asian="10pt" style:font-weight-asian="normal" style:font-size-complex="10pt" style:font-weight-complex="normal"/>
    </style:style>
    <style:style style:name="P13" style:family="paragraph" style:parent-style-name="Standard">
      <style:text-properties style:font-name="Calibri" fo:font-size="10pt" fo:font-weight="normal" officeooo:rsid="0022bcd4" officeooo:paragraph-rsid="0022bcd4" style:font-size-asian="10pt" style:font-weight-asian="normal" style:font-size-complex="10pt" style:font-weight-complex="normal"/>
    </style:style>
    <style:style style:name="P14" style:family="paragraph" style:parent-style-name="Standard">
      <style:text-properties style:font-name="Calibri" fo:font-size="10pt" fo:font-weight="normal" officeooo:rsid="00246b1e" officeooo:paragraph-rsid="00246b1e" style:font-size-asian="10pt" style:font-weight-asian="normal" style:font-size-complex="10pt" style:font-weight-complex="normal"/>
    </style:style>
    <style:style style:name="P15" style:family="paragraph" style:parent-style-name="Standard">
      <style:text-properties style:font-name="Calibri" fo:font-size="10pt" fo:font-weight="normal" officeooo:rsid="00255376" officeooo:paragraph-rsid="00255376" style:font-size-asian="10pt" style:font-weight-asian="normal" style:font-size-complex="10pt" style:font-weight-complex="normal"/>
    </style:style>
    <style:style style:name="P16" style:family="paragraph" style:parent-style-name="Standard">
      <style:text-properties style:font-name="Calibri" fo:font-size="10pt" fo:font-weight="normal" officeooo:rsid="00267204" officeooo:paragraph-rsid="00267204" style:font-size-asian="10pt" style:font-weight-asian="normal" style:font-size-complex="10pt" style:font-weight-complex="normal"/>
    </style:style>
    <style:style style:name="P17" style:family="paragraph" style:parent-style-name="Standard">
      <style:text-properties style:font-name="Calibri" fo:font-size="10pt" fo:font-weight="normal" officeooo:rsid="0026f39a" officeooo:paragraph-rsid="0026f39a" style:font-size-asian="10pt" style:font-weight-asian="normal" style:font-size-complex="10pt" style:font-weight-complex="normal"/>
    </style:style>
    <style:style style:name="P18" style:family="paragraph" style:parent-style-name="Standard">
      <style:text-properties style:font-name="Calibri" fo:font-size="10pt" fo:font-weight="normal" officeooo:rsid="0028017e" officeooo:paragraph-rsid="0028017e" style:font-size-asian="10pt" style:font-weight-asian="normal" style:font-size-complex="10pt" style:font-weight-complex="normal"/>
    </style:style>
    <style:style style:name="P19" style:family="paragraph" style:parent-style-name="Standard">
      <style:text-properties style:font-name="Calibri" fo:font-size="10pt" fo:font-weight="normal" officeooo:rsid="00293a1d" officeooo:paragraph-rsid="00293a1d" style:font-size-asian="10pt" style:font-weight-asian="normal" style:font-size-complex="10pt" style:font-weight-complex="normal"/>
    </style:style>
    <style:style style:name="P20" style:family="paragraph" style:parent-style-name="Standard">
      <style:text-properties style:font-name="Calibri" fo:font-size="10pt" fo:font-weight="normal" officeooo:rsid="00296433" officeooo:paragraph-rsid="00296433" style:font-size-asian="10pt" style:font-weight-asian="normal" style:font-size-complex="10pt" style:font-weight-complex="normal"/>
    </style:style>
    <style:style style:name="P21" style:family="paragraph" style:parent-style-name="Standard">
      <style:text-properties style:font-name="Calibri" fo:font-size="10pt" fo:font-weight="normal" officeooo:rsid="002aea9b" officeooo:paragraph-rsid="002aea9b" style:font-size-asian="10pt" style:font-weight-asian="normal" style:font-size-complex="10pt" style:font-weight-complex="normal"/>
    </style:style>
    <style:style style:name="T1" style:family="text">
      <style:text-properties style:font-name="Calibri"/>
    </style:style>
    <style:style style:name="T2" style:family="text">
      <style:text-properties style:font-name="Calibri" fo:font-weight="normal" officeooo:rsid="00110d56" style:font-weight-asian="normal" style:font-weight-complex="normal"/>
    </style:style>
    <style:style style:name="T3" style:family="text">
      <style:text-properties officeooo:rsid="0008ea90"/>
    </style:style>
    <style:style style:name="T4" style:family="text">
      <style:text-properties officeooo:rsid="000a3f71"/>
    </style:style>
    <style:style style:name="T5" style:family="text">
      <style:text-properties officeooo:rsid="000c234a"/>
    </style:style>
    <style:style style:name="T6" style:family="text">
      <style:text-properties officeooo:rsid="000d2d0e"/>
    </style:style>
    <style:style style:name="T7" style:family="text">
      <style:text-properties officeooo:rsid="000e03cc"/>
    </style:style>
    <style:style style:name="T8" style:family="text">
      <style:text-properties officeooo:rsid="000e0cbc"/>
    </style:style>
    <style:style style:name="T9" style:family="text">
      <style:text-properties officeooo:rsid="0014730f"/>
    </style:style>
    <style:style style:name="T10" style:family="text">
      <style:text-properties officeooo:rsid="00147f7b"/>
    </style:style>
    <style:style style:name="T11" style:family="text">
      <style:text-properties officeooo:rsid="00150389"/>
    </style:style>
    <style:style style:name="T12" style:family="text">
      <style:text-properties officeooo:rsid="0015dc6d"/>
    </style:style>
    <style:style style:name="T13" style:family="text">
      <style:text-properties officeooo:rsid="0016caf9"/>
    </style:style>
    <style:style style:name="T14" style:family="text">
      <style:text-properties officeooo:rsid="001a65b3"/>
    </style:style>
    <style:style style:name="T15" style:family="text">
      <style:text-properties officeooo:rsid="0020ae9a"/>
    </style:style>
    <style:style style:name="T16" style:family="text">
      <style:text-properties officeooo:rsid="00219bb8"/>
    </style:style>
    <style:style style:name="T17" style:family="text">
      <style:text-properties officeooo:rsid="0022d2c7"/>
    </style:style>
    <style:style style:name="T18" style:family="text">
      <style:text-properties officeooo:rsid="0023513c"/>
    </style:style>
    <style:style style:name="T19" style:family="text">
      <style:text-properties officeooo:rsid="00246b1e"/>
    </style:style>
    <style:style style:name="T20" style:family="text">
      <style:text-properties officeooo:rsid="00249699"/>
    </style:style>
    <style:style style:name="T21" style:family="text">
      <style:text-properties officeooo:rsid="00267204"/>
    </style:style>
    <style:style style:name="T22" style:family="text">
      <style:text-properties officeooo:rsid="0026745e"/>
    </style:style>
    <style:style style:name="T23" style:family="text">
      <style:text-properties officeooo:rsid="0028017e"/>
    </style:style>
    <style:style style:name="T24" style:family="text">
      <style:text-properties officeooo:rsid="00296433"/>
    </style:style>
    <style:style style:name="T25" style:family="text">
      <style:text-properties officeooo:rsid="002aea9b"/>
    </style:style>
    <style:style style:name="T26"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RAFFINERIA CON MATERIA PRIMA LIGNUCELLOLOSICA</text:p>
      <text:p text:style-name="P2">Definizione di prodotti a base bio: sono prodotti non alimentari derivati dalla biomassa (piante, alghe, batteri, prodotti agricoli ma anche alberi, organismi marini e scarti sia domestici che dell’allevamento animale o produzione cibo). </text:p>
      <text:p text:style-name="P2">Questa sorgente <text:s/>a base bio può essere utilizzata per produrre energia e per produrre prodotti chimici in alternative alle fonti non rinnovabili, queste derivano da materiale inorganico che è stato biomassa e che è stato poi sottoposto nel corso delle ere geologiche a <text:span text:style-name="T3">condizioni di</text:span> T e<text:span text:style-name="T3">d elevata</text:span> P <text:span text:style-name="T3">che lo hanno trasformato in idrocarburi; sono considerati non rinnovabili perché questi processi </text:span><text:span text:style-name="T4">geologici</text:span><text:span text:style-name="T3"> avvengono nel corso di migliaia di anni </text:span><text:span text:style-name="T4">e quindi sono non rinnovabili alla scala della nostra vita.</text:span></text:p>
      <text:p text:style-name="P3">Una bioraffineria usa biomassa per produrre prodotti a partire da questa; in primo luogo la biomassa deve essere frazionata per ottimizzare i processi di produzione e per avere il mix di prodotti più opportuno per produrre prodotti chimici, biomateriali, biocombustibili o bioenergia.<text:line-break/>La produzione annuale di biomassa sulla terra è di 170 milioni di tonnellate, è estremamente ampia.</text:p>
      <text:p text:style-name="P3">Questa biomassa è costituita per circa la metà da cellulosa, per ¼ da emicellulose, 20% lignine e poi amidi e altri prodotti. Può essere utilizzata per produrre prodotti combustibili o prodotti chimici che possono essere alternativi <text:span text:style-name="T5">rispetto a quelli che partono</text:span> da fonti non rinnovabili.</text:p>
      <text:p text:style-name="P3"><text:line-break/><text:span text:style-name="T5">Il potenziale uso della biomassa per produrre prodotti chimici. Per un consumo totale di 20 milioni di olio equivalente la parte che può essere sostituita a partire dalla biomassa è dell’11%.<text:line-break/></text:span><text:span text:style-name="T6">Tanto più abbiamo dei materiali prodotti in grandi volume come bioetanolo o biodiesel questi hanno costi bassi per andare verso i prodotti farmaceutici che hanno volumi di produzi</text:span><text:span text:style-name="T7">o</text:span><text:span text:style-name="T6">ne modesti e valor</text:span><text:span text:style-name="T7">i</text:span><text:span text:style-name="T6"> aggiunt</text:span><text:span text:style-name="T7">i più</text:span><text:span text:style-name="T6"> elevati.</text:span></text:p>
      <text:p text:style-name="P4"><text:span text:style-name="T8">La biomassa è</text:span> <text:span text:style-name="T8">sostanzialmente una miscela di prodotti chimici molto funzionalizzati, è un materiale come materia prima che ha un costo basso e quindi non può essere trasportato per lunghi tragitti → è sostanzialmente una produzione locale. Sono prodotti che hanno bassa densità di energia, vengono utilizzati e trasformati sotto forma di soluzioni diluite. <text:line-break/>Per utilizzare questa biomassa bisogna essere in grado di gestire grossi V sui solidi che poi vanno frazionati e defunzionalizzati per poter poi avere delle materie prime per l’industria chimica. </text:span></text:p>
      <text:p text:style-name="P5">Nell’utilizzo della biomassa bisogna utilizzarla a tutte le scale che si presenta: se la biomassa è costituita da alberi, il legno lo usiamo come materiale da costruzione, quello che è il sottoprodotto dell’utilizzo del legno viene poi separato nella sua parte cellulosa e lignina, utilizziamo cellulosa come fibra in particolare carta, questa fibra dobbiamo ulteriormente defibrillarla e ottenere la nano cellulosa che ha utilizzi come additivi, modulatore di viscosità e poi si può fare un attacco enzimatico sulla cellulosa e ottenere monomeri quindi glucosio che poi si può fermentare ad etanolo. Tutti questi passaggi devono essere valutati in modo tale da avere una bioraffineria che sia economicamente vantaggiosa → sfruttare tutti gli ordini di grandezza.</text:p>
      <text:p text:style-name="P11"><text:span text:style-name="T2">Da un materiale lignocellulosico <text:s/>il 50-80% è costituito da carboidrati quindi si può produrre etanolo, acido lattico, acido succinico ecc che poi utilizziamo come materie prime per produrre prodotti chimici come acido polilattico; il 10-30% è costituito da lignina, polimeri fenolici che possono essere usati per produrre energia sia attraverso una combustione diretta che attraverso produzione di biogas oppure può essere usata come sorgente di materie prime per l’industria chimica quindi estraendo i composti aromatici e utilizzandoli per fare dei polimeri oppure la lignina può essere portata in soluzione funzionalizzandola con dei gruppi ionici e serve a produrre dei </text:span><text:span text:style-name="T1">ligninsolfonati</text:span> <text:span text:style-name="T2"><text:s/>che hanno utilizzi come disperdenti, stabilizzanti ecc.</text:span></text:p>
      <text:p text:style-name="P6">La fattibilità economica di una bioraffineria dipende dal costo di un barile di petrolio, tanto più è basso questo è tanto è meno sostenibile una bioraffineria. </text:p>
      <text:p text:style-name="P6"/>
      <text:p text:style-name="P7">Biomassa costituita da cellulosa quindi fibre, da emicellulosa e da lignina. L’utilizzo di fibre e di emicellulose hanno applicazioni abbastanza consolidate, l’utilizzo della lignina però è <text:s/>un approccio un po’ più recente. Per utilizzarla abbiamo un approccio tradizionale quindi per produrre energia attraverso combustione diretta, <text:span text:style-name="T9">è pero anche possibile estrarre prodotti chimici dalla lignina e produrre dei <text:s/>prodotti chimici di specialità.</text:span></text:p>
      <text:p text:style-name="P8">I prodotti di chimici che possiamo ottenere dalla lignina sono utilizzati nell’ambito delle costruzioni come disperdent<text:span text:style-name="T10">e quindi come fluidificanti di carichi minerali, con lo stesso concetto funzionano per la realizzazione di fanghi perforazione petrolifera, viene utilizzata come stabilizzante dei suoli </text:span><text:span text:style-name="T12">(diventa migliore nel trattenere l’acqua)</text:span><text:span text:style-name="T10">, nella produzione delle batterie è utilizzata come materiale che aiuta la stabilità meccanica degli anodi, nella produzione delle lastre cartongesso e mattoni sempre per le sue proprietà disperdenti e nel caso dei mattoni genera porosità durante la cottura e quindi alleggerisce il manufatto finito, </text:span><text:span text:style-name="T11">stabilizzante e prodotto che aiuta il processo di arricchimento dei prodotti minerali.</text:span></text:p>
      <text:p text:style-name="P9">Attraverso un processo di ossidazione <text:span text:style-name="T14">selettiva</text:span> <text:span text:style-name="T14">catalitica</text:span> è poi possibile per utilizzare la vanillina.</text:p>
      <text:p text:style-name="P6"/>
      <text:p text:style-name="P9">È possibile estrarre, defunzionalizzare e degradare la lignina nei suoi monomeri costituenti e quindi poi con i <text:span text:style-name="T13">oligomeri fenolici che otteniamo possiamo produrre delle bioplastiche, bioplastiche che possono essere utilizzate con tutti i procedimenti usuali di formatura dei materiali plastici. <text:line-break/></text:span><text:soft-page-break/><text:span text:style-name="T13">Gli svantaggi rispetto ai polimeri di sintesi sono sostanzialmente legate al colore, limitato ai colori bruno/grigio/scuro e al fatto che le proprietà caratteristiche di questo materiale dipendono dalla materia prima → è più difficile avere prodotti standardizzati.</text:span></text:p>
      <text:p text:style-name="P10">A partire dalla lignina è possibile separare e produrre composti aromatici.</text:p>
      <text:p text:style-name="P12">La produzione più antica è quella della produzione di carta.<text:line-break/><text:line-break/><text:span text:style-name="T15">I biocombustibili <text:s/>di prima generazione sono quelli che entrano in competizione con </text:span><text:span text:style-name="T16">la produzione di cibo, quelli di seconda generazione invece sono generati a partire da biomassa lignocellulosisa, quelli di terza invece sono prodotti da alghe e biomassa marina.<text:line-break/>In termini di valore economico il profitto è massimizzato utilizzando una materia prima di basso costo e per la produzione di materiali chimici di elevato valore quindi utilizzo di sottoprodotti di altre produzione per la biomassa per prodotti chimici.<text:line-break/>Gli scarti di lavorazione verranno utilizzati come biomassa, anche raccolti endemici, diffusi e di basso valore o residui di lavorazione come residuo dell’estrazione della canna da zucchero → cercando di massimizzare il valore del prodotto che otteniamo. </text:span></text:p>
      <text:p text:style-name="P12"/>
      <text:p text:style-name="P13">I prodotti che possiamo fare a partire da una massa lignocellulosica, dalla cellulosa possiamo fare fibre e nanofibre di cellulosa, carta, acetato di cellulosa quindi polimeri; <text:s/><text:span text:style-name="T17">dalla emicellulosa possiamo fare film, materie prime per ulteriori funzionalizzazioni per prodotti chimici; </text:span><text:span text:style-name="T18">dalla lignina possiamo utilizzarla matrici per materiali biocompositi, fibre di carbonio o per produzione di lignosolfonati.<text:line-break/><text:line-break/></text:span><text:span text:style-name="T19">Bioetanolo di seconda generazione e biodiesel<text:line-break/>Ci sono delle spinte ad aumentare la produzione di biocombustibili, all’interno della UE abbiamo una direttiva che impone a partire dal 2020 l’utilizzo di almeno del 10% di energia utilizzata per trasporto da fonti rinnovabili, ed dentro al 2030 il 27% del consumo dell’energia dovrebbe venire da fonti rinnovabili.</text:span></text:p>
      <text:p text:style-name="P14">Difficoltà: necessario ottimizzare la resa di queste reazioni quindi utilizzare ad esempio anche il pentosio e non solo gli zuccheri esosi quindi utilizzare non solo la cellulosa ma anche l’emicelluosa; <text:span text:style-name="T20">i biocarburanti sono materiali a valore aggiunto piuttosto modesto per cui è preferibile operare in concentrazione elevate <text:s/>per cui bisogna avere un alta conc di enzimi per idrolizzare il feedstock; poi nel caso ci siano prodotti tossici bisogna avere dei trattamenti a valle costosi per eliminarli; necessità di costi di investimento per quel che riguarda l’attrezzatura e la manodopera.</text:span></text:p>
      <text:p text:style-name="P15">Possibilità di trasformazione genetica per sviluppare piante che hanno una maggiore quantità di fibra cellulosa all’interno della struttura e che sia più accessibili agli enzimi cellulasi che degradano la cellulosa e poi avere enzimi che siano meno sensibili alla inibizione dovuta ai veleni presenti nella biomassa.</text:p>
      <text:p text:style-name="P15">Come additivo ai combustibili l’etanolo ha diversi vantaggi rispetto ad esempio al MTBE perché ha un numero di ottano più elevato quindi riduce il tempo di combustione e ha un calore di evaporazione più elevato quindi aumenta la potenza disponibile e causa meno rischi di contaminazione delle falde acquifere.</text:p>
      <text:p text:style-name="P15">I principali produttori sono USA, Brasile dove però viene prodotto bioetanolo di prima generazione quindi da una biomassa di possibile uso alimentare.</text:p>
      <text:p text:style-name="P15">Etanolo quindi può essere prodotto da diversi feedstock: biomassa che può essere usata ad uso alimentare oppure biomassa che non ha possibili utilizzi alimentari ed è il bioetanolo di seconda generazione oppure alghe da cui abbiamo bioetanolo di 3 generazione.</text:p>
      <text:p text:style-name="P15">Il bioetanolo di 1 generazione è ormai consolidato, viene largamente prodotto .</text:p>
      <text:p text:style-name="P15">Quello di seconda generazione ormai industrialmente praticato, ci sono alcune difficoltà che devono essere superate in maniera tale da rendere economicamente valida questa produzione.</text:p>
      <text:p text:style-name="P15">Quello di terza invece è ancora in uno <text:span text:style-name="T22">st</text:span>adio di sviluppo.</text:p>
      <text:p text:style-name="P15">Il vantaggio dell’utilizzo del bioetanolo di seconda generazione è che non c’è <text:span text:style-name="T21">competizione nell’uso della terra con produzione di alimenti e vengono utilizzati prodotti quindi biomassa generalmente id basso costo e abbondanti.</text:span></text:p>
      <text:p text:style-name="P16"/>
      <text:p text:style-name="P17">Possono essere utilizzati anche prodotti agricoli cresciuti su terra che per problemi climatici o di disponibilità di acqua o umidità non possono essere utilizzati a scopo alimentare, possono essere usati sia residui di lavorazione di prodotti forestali sia delle produzione agricoli endemiche che crescono su terreni non adatti ad uso agricolo oltre a residui di agricoltura.</text:p>
      <text:p text:style-name="P17">La cellulosa (45-55% della biomassa) è costituita da unità glucosio quindi anelli a 6 atomi di C legati da legami beta, organizzate in regioni più cristalline e regioni più amorfe.</text:p>
      <text:p text:style-name="P17">L’emicellulosa è un polimero più eterogeneo dal punto di vista dei monomeri presenti ed è costituito da pentosi, esosi e acidi. L<text:span text:style-name="T23">e</text:span> part<text:span text:style-name="T23">i</text:span> più comune dell’emicellulosa è lo xylan presente nell’erba e nelle angiosperme, <text:span text:style-name="T23">il mannolo e il xyloglucano.<text:line-break/>La lignina è un polifenolo formato da 3 alcoli. La lignina copre la cellulosa e l’emicellulosa con una specie di matrice impermeabile limitando l’accesso agli enzimi che catalizzano la degradazione della parete cellulare.</text:span></text:p>
      <text:p text:style-name="P18"><text:soft-page-break/>L’enzima cellulotico che si lega alla lignina è di fatto inattivato e quindi non ha efficacia sulla degradazione della cellulosa, è necessario fare una separazione completa mediate un pretrattamento della parte lignitica dalla parte cellulosica ed emicellulosica.</text:p>
      <text:p text:style-name="P18"/>
      <text:p text:style-name="P19">Tutti questi componenti della biomassa lignocellulosica devono essere degradati in maniera tale da poter rilasciare gli zuccheri semplici che poi sono fermentati dai lieviti ingegnerizzati nei processi di fermentazione.</text:p>
      <text:p text:style-name="P19">Un processo di produzione di etanolo di seconda generazione richiede 3 passaggi:</text:p>
      <text:p text:style-name="P19">1) pretrattamento per ridurre l’impermeabilità della cellula e dare accesso agli enzimi idrolitici e ossidativi al cuore lignocellulosico</text:p>
      <text:p text:style-name="P19">2) idrolisi enzimatica per convertire i polimeri zuccherini quindi cellulosa/emicellulosa in zuccheri semplici<text:line-break/>3) processo di fermentazione che a partire dagli zuccheri semplici genera etanolo</text:p>
      <text:p text:style-name="P19">I pretrattamenti che poss<text:span text:style-name="T24">o</text:span>no essere utilizzati per il rilascio degli zuccheri fermentabili.</text:p>
      <text:p text:style-name="P20">Sono sia pretrattamenti fisici, chimici, fisico chimici e biologici.</text:p>
      <text:p text:style-name="P20">Come trattamento fisico abbiamo macinazione umida della biomassa e riducendone la dimensione aiuta a rendere più efficace l’attacco degli enzimi che degradano le fibre in zuccheri semplici; trattamento chimici con alcali o acidi diluiti, si può avere autoidrolisi quindi trattamenti in autoclave sotto T e P, trattamenti con CO<text:span text:style-name="T26">2</text:span>, SO<text:span text:style-name="T26">2</text:span>, liquidi organici o solventi supercritici o trattamenti di ossidazione o perossidazione; trattamenti fisico chimici sono la steam explosion dove abbiamo una combinazione di una frammentazione meccanica e di un trattamento idrotermale per favorire la defibrillazione e apertura della struttura lignocellulosica oppure trattamento biologico utilizzando i funghi responsabili della degradazione del legno quindi funghi de<text:span text:style-name="T25">lla formazione della muffa bianca o nera del legno che degradano la parte lignitica in maniera preferenziale.</text:span></text:p>
      <text:p text:style-name="P21">1:05:3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7T17:51:28.953000000</meta:creation-date>
    <dc:date>2021-06-08T23:52:52.763000000</dc:date>
    <meta:editing-duration>PT19M43S</meta:editing-duration>
    <meta:editing-cycles>5</meta:editing-cycles>
    <meta:generator>LibreOffice/7.1.3.2$Windows_X86_64 LibreOffice_project/47f78053abe362b9384784d31a6e56f8511eb1c1</meta:generator>
    <meta:document-statistic meta:table-count="0" meta:image-count="0" meta:object-count="0" meta:page-count="3" meta:paragraph-count="38" meta:word-count="1863" meta:character-count="12737" meta:non-whitespace-character-count="10895"/>
  </office:meta>
</office:document-meta>
</file>